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2023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864" calcext:value-type="float">
            <text:p>38.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2023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432" calcext:value-type="float">
            <text:p>38.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2021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864" calcext:value-type="float">
            <text:p>38.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2021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2020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664" calcext:value-type="float">
            <text:p>37.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2018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472" calcext:value-type="float">
            <text:p>37.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2017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424" calcext:value-type="float">
            <text:p>37.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2016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564" calcext:value-type="float">
            <text:p>37.50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2015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2014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516" calcext:value-type="float">
            <text:p>37.47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2014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944" calcext:value-type="float">
            <text:p>37.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2013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896" calcext:value-type="float">
            <text:p>37.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2012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2011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672" calcext:value-type="float">
            <text:p>34.7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2010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2008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2008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2007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2006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2004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2004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2003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632" calcext:value-type="float">
            <text:p>35.3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2002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392" calcext:value-type="float">
            <text:p>35.1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2001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432" calcext:value-type="float">
            <text:p>34.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2000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1997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1996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0232" calcext:value-type="float">
            <text:p>30.05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1995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7016" calcext:value-type="float">
            <text:p>30.22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1995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4536" calcext:value-type="float">
            <text:p>29.43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1993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7824" calcext:value-type="float">
            <text:p>27.54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1992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724" calcext:value-type="float">
            <text:p>27.44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1990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9712" calcext:value-type="float">
            <text:p>25.88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1989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3328" calcext:value-type="float">
            <text:p>25.10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1988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7" calcext:value-type="float">
            <text:p>25.5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1987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4448" calcext:value-type="float">
            <text:p>26.44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1986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1985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1983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7136" calcext:value-type="float">
            <text:p>27.37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1979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9912" calcext:value-type="float">
            <text:p>27.48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1979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5696" calcext:value-type="float">
            <text:p>27.28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1978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1064" calcext:value-type="float">
            <text:p>26.80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1977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9416" calcext:value-type="float">
            <text:p>26.56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1976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432" calcext:value-type="float">
            <text:p>26.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1975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5736" calcext:value-type="float">
            <text:p>27.60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1974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3672" calcext:value-type="float">
            <text:p>27.09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1973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3256" calcext:value-type="float">
            <text:p>26.81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1972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6576" calcext:value-type="float">
            <text:p>26.70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1970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6848" calcext:value-type="float">
            <text:p>26.59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1969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1969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1912" calcext:value-type="float">
            <text:p>28.25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1968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1967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1964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1963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7984" calcext:value-type="float">
            <text:p>25.01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1962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9736" calcext:value-type="float">
            <text:p>25.31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1961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5144" calcext:value-type="float">
            <text:p>25.15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1960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3016" calcext:value-type="float">
            <text:p>24.89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1959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8048" calcext:value-type="float">
            <text:p>24.76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1958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308" calcext:value-type="float">
            <text:p>24.64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1957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7632" calcext:value-type="float">
            <text:p>24.48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1956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8176" calcext:value-type="float">
            <text:p>24.26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41" meta:object-count="0"/>
    <meta:user-defined meta:name="AppVersion">3.0</meta:user-defined>
  </office:meta>
</office:document-meta>
</file>